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Years</text:p>
          </table:table-cell>
          <table:table-cell office:value-type="string">
            <text:p>Cogeneration</text:p>
          </table:table-cell>
          <table:table-cell office:value-type="string">
            <text:p>Energy Management</text:p>
          </table:table-cell>
          <table:table-cell office:value-type="string">
            <text:p>Computer Control of Building</text:p>
          </table:table-cell>
          <table:table-cell office:value-type="string">
            <text:p>Computer Control of Equipment &amp; Processes</text:p>
          </table:table-cell>
          <table:table-cell office:value-type="string">
            <text:p>WHR</text:p>
          </table:table-cell>
          <table:table-cell office:value-type="string">
            <text:p>Adjustable Speed Motors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table:number-matrix-columns-spanned="1" table:number-matrix-rows-spanned="4" table:formula="of:=DDE(&quot;soffice&quot;;&quot;U:\Global Product\USA\Industry\EIA\MECS\Cogeneration\Aggregated Cogen Statistcs.ods&quot;;&quot;Sheet1.O17:O20&quot;)" office:value-type="float" office:value="0.0118">
            <text:p>0.0118</text:p>
          </table:table-cell>
          <table:table-cell table:number-matrix-columns-spanned="1" table:number-matrix-rows-spanned="4" table:formula="of:=DDE(&quot;soffice&quot;;&quot;U:\Global Product\USA\Industry\EIA\MECS\Energy Management\Aggregated EM Statistics.ods&quot;;&quot;Sheet1.B22:B25&quot;)" office:value-type="float" office:value="0.175069353">
            <text:p>0.175069353</text:p>
          </table:table-cell>
          <table:table-cell table:number-matrix-columns-spanned="4" table:number-matrix-rows-spanned="4" table:formula="of:=DDE(&quot;soffice&quot;;&quot;U:\Global Product\USA\Industry\EIA\MECS\Energy Technology\Aggregated ET Statistics.ods&quot;;&quot;Sheet1.V7:Y10&quot;)" office:value-type="float" office:value="0.1031">
            <text:p>0.1031</text:p>
          </table:table-cell>
          <table:table-cell office:value-type="float" office:value="0.099">
            <text:p>0.099</text:p>
          </table:table-cell>
          <table:table-cell office:value-type="float" office:value="0.0416">
            <text:p>0.0416</text:p>
          </table:table-cell>
          <table:table-cell office:value-type="float" office:value="0.1676">
            <text:p>0.1676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0.0114">
            <text:p>0.0114</text:p>
          </table:table-cell>
          <table:table-cell office:value-type="float" office:value="0.3326440724">
            <text:p>0.3326440724</text:p>
          </table:table-cell>
          <table:table-cell office:value-type="float" office:value="0.0767">
            <text:p>0.0767</text:p>
          </table:table-cell>
          <table:table-cell office:value-type="float" office:value="0.1316">
            <text:p>0.1316</text:p>
          </table:table-cell>
          <table:table-cell office:value-type="float" office:value="0.0548">
            <text:p>0.0548</text:p>
          </table:table-cell>
          <table:table-cell office:value-type="float" office:value="0.2236">
            <text:p>0.2236</text:p>
          </table:table-cell>
          <table:table-cell table:number-columns-repeated="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0.0109">
            <text:p>0.0109</text:p>
          </table:table-cell>
          <table:table-cell office:value-type="float" office:value="0.4003248436">
            <text:p>0.4003248436</text:p>
          </table:table-cell>
          <table:table-cell office:value-type="float" office:value="0.095">
            <text:p>0.095</text:p>
          </table:table-cell>
          <table:table-cell office:value-type="float" office:value="0.1514">
            <text:p>0.1514</text:p>
          </table:table-cell>
          <table:table-cell office:value-type="float" office:value="0.0503">
            <text:p>0.0503</text:p>
          </table:table-cell>
          <table:table-cell office:value-type="float" office:value="0.2385">
            <text:p>0.2385</text:p>
          </table:table-cell>
          <table:table-cell table:number-columns-repeated="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0.0159">
            <text:p>0.0159</text:p>
          </table:table-cell>
          <table:table-cell office:value-type="float" office:value="0.4425312738">
            <text:p>0.4425312738</text:p>
          </table:table-cell>
          <table:table-cell office:value-type="float" office:value="0.1111">
            <text:p>0.1111</text:p>
          </table:table-cell>
          <table:table-cell office:value-type="float" office:value="0.1455">
            <text:p>0.1455</text:p>
          </table:table-cell>
          <table:table-cell office:value-type="float" office:value="0.0544">
            <text:p>0.0544</text:p>
          </table:table-cell>
          <table:table-cell office:value-type="float" office:value="0.2551">
            <text:p>0.2551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Years</text:p>
          </table:table-cell>
          <table:table-cell office:value-type="string">
            <text:p>Cogeneration</text:p>
          </table:table-cell>
          <table:table-cell office:value-type="string">
            <text:p>Energy Management</text:p>
          </table:table-cell>
          <table:table-cell office:value-type="string">
            <text:p>Computer Control of Building</text:p>
          </table:table-cell>
          <table:table-cell office:value-type="string">
            <text:p>Computer Control of Equipment &amp; Processes</text:p>
          </table:table-cell>
          <table:table-cell office:value-type="string">
            <text:p>WHR</text:p>
          </table:table-cell>
          <table:table-cell office:value-type="string">
            <text:p>Adjustable Speed Motors</text:p>
          </table:table-cell>
          <table:table-cell/>
          <table:table-cell office:value-type="string">
            <text:p>This is the percent over realized penetration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formula="of:=[.B2]" office:value-type="float" office:value="0.0118">
            <text:p>0.0118</text:p>
          </table:table-cell>
          <table:table-cell table:formula="of:=[.C2]" office:value-type="float" office:value="0.175069353">
            <text:p>0.175069353</text:p>
          </table:table-cell>
          <table:table-cell table:formula="of:=[.D2]" office:value-type="float" office:value="0.1031">
            <text:p>0.1031</text:p>
          </table:table-cell>
          <table:table-cell table:formula="of:=[.E2]" office:value-type="float" office:value="0.099">
            <text:p>0.099</text:p>
          </table:table-cell>
          <table:table-cell table:formula="of:=[.F2]" office:value-type="float" office:value="0.0416">
            <text:p>0.0416</text:p>
          </table:table-cell>
          <table:table-cell table:formula="of:=[.G2]" office:value-type="float" office:value="0.1676">
            <text:p>0.1676</text:p>
          </table:table-cell>
          <table:table-cell/>
          <table:table-cell office:value-type="string">
            <text:p>The year 1994 contains actual penetration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formula="of:=([.B3]-[.B2])/[.B2]" office:value-type="float" office:value="-0.0338983050847457">
            <text:p>-0.0338983051</text:p>
          </table:table-cell>
          <table:table-cell table:formula="of:=([.C3]-[.C2])/[.C2]" office:value-type="float" office:value="0.900070267581328">
            <text:p>0.9000702676</text:p>
          </table:table-cell>
          <table:table-cell table:formula="of:=([.D3]-[.D2])/[.D2]" office:value-type="float" office:value="-0.256062075654704">
            <text:p>-0.2560620757</text:p>
          </table:table-cell>
          <table:table-cell table:formula="of:=([.E3]-[.E2])/[.E2]" office:value-type="float" office:value="0.329292929292929">
            <text:p>0.3292929293</text:p>
          </table:table-cell>
          <table:table-cell table:formula="of:=([.F3]-[.F2])/[.F2]" office:value-type="float" office:value="0.317307692307692">
            <text:p>0.3173076923</text:p>
          </table:table-cell>
          <table:table-cell table:formula="of:=([.G3]-[.G2])/[.G2]" office:value-type="float" office:value="0.334128878281623">
            <text:p>0.3341288783</text:p>
          </table:table-cell>
          <table:table-cell/>
          <table:table-cell office:value-type="string">
            <text:p>Every year after that is delta/actual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formula="of:=([.B4]-[.B3])/[.B3]" office:value-type="float" office:value="-0.0438596491228071">
            <text:p>-0.0438596491</text:p>
          </table:table-cell>
          <table:table-cell table:formula="of:=([.C4]-[.C3])/[.C3]" office:value-type="float" office:value="0.203463030955846">
            <text:p>0.203463031</text:p>
          </table:table-cell>
          <table:table-cell table:formula="of:=([.D4]-[.D3])/[.D3]" office:value-type="float" office:value="0.238591916558018">
            <text:p>0.2385919166</text:p>
          </table:table-cell>
          <table:table-cell table:formula="of:=([.E4]-[.E3])/[.E3]" office:value-type="float" office:value="0.150455927051672">
            <text:p>0.1504559271</text:p>
          </table:table-cell>
          <table:table-cell table:formula="of:=([.F4]-[.F3])/[.F3]" office:value-type="float" office:value="-0.0821167883211678">
            <text:p>-0.0821167883</text:p>
          </table:table-cell>
          <table:table-cell table:formula="of:=([.G4]-[.G3])/[.G3]" office:value-type="float" office:value="0.0666368515205726">
            <text:p>0.0666368515</text:p>
          </table:table-cell>
          <table:table-cell table:number-columns-repeated="2"/>
        </table:table-row>
        <table:table-row table:style-name="ro2">
          <table:table-cell office:value-type="float" office:value="2006">
            <text:p>2006</text:p>
          </table:table-cell>
          <table:table-cell table:formula="of:=([.B5]-[.B4])/[.B4]" office:value-type="float" office:value="0.458715596330275">
            <text:p>0.4587155963</text:p>
          </table:table-cell>
          <table:table-cell table:formula="of:=([.C5]-[.C4])/[.C4]" office:value-type="float" office:value="0.105430454479043">
            <text:p>0.1054304545</text:p>
          </table:table-cell>
          <table:table-cell table:formula="of:=([.D5]-[.D4])/[.D4]" office:value-type="float" office:value="0.169473684210526">
            <text:p>0.1694736842</text:p>
          </table:table-cell>
          <table:table-cell table:formula="of:=([.E5]-[.E4])/[.E4]" office:value-type="float" office:value="-0.0389696169088506">
            <text:p>-0.0389696169</text:p>
          </table:table-cell>
          <table:table-cell table:formula="of:=([.F5]-[.F4])/[.F4]" office:value-type="float" office:value="0.0815109343936382">
            <text:p>0.0815109344</text:p>
          </table:table-cell>
          <table:table-cell table:formula="of:=([.G5]-[.G4])/[.G4]" office:value-type="float" office:value="0.0696016771488469">
            <text:p>0.069601677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de-links>
        <table:dde-link>
          <office:dde-source office:dde-application="soffice" office:dde-topic="U:\Global Product\USA\Industry\EIA\MECS\Cogeneration\Aggregated Cogen Statistcs.ods" office:dde-item="Sheet1.O17:O20" office:automatic-update="true"/>
          <table:table>
            <table:table-column/>
            <table:table-row>
              <table:table-cell office:value-type="float" office:value="0.0118"/>
            </table:table-row>
            <table:table-row>
              <table:table-cell office:value-type="float" office:value="0.0114"/>
            </table:table-row>
            <table:table-row>
              <table:table-cell office:value-type="float" office:value="0.0109"/>
            </table:table-row>
            <table:table-row>
              <table:table-cell office:value-type="float" office:value="0.0159"/>
            </table:table-row>
          </table:table>
        </table:dde-link>
        <table:dde-link>
          <office:dde-source office:dde-application="soffice" office:dde-topic="U:\Global Product\USA\Industry\EIA\MECS\Energy Management\Aggregated EM Statistics.ods" office:dde-item="Sheet1.B22:B25" office:automatic-update="true"/>
          <table:table>
            <table:table-column/>
            <table:table-row>
              <table:table-cell office:value-type="float" office:value="0.175069353"/>
            </table:table-row>
            <table:table-row>
              <table:table-cell office:value-type="float" office:value="0.3326440724"/>
            </table:table-row>
            <table:table-row>
              <table:table-cell office:value-type="float" office:value="0.4003248436"/>
            </table:table-row>
            <table:table-row>
              <table:table-cell office:value-type="float" office:value="0.4425312738"/>
            </table:table-row>
          </table:table>
        </table:dde-link>
        <table:dde-link>
          <office:dde-source office:dde-application="soffice" office:dde-topic="U:\Global Product\USA\Industry\EIA\MECS\Energy Technology\Aggregated ET Statistics.ods" office:dde-item="Sheet1.V7:Y10" office:automatic-update="true"/>
          <table:table>
            <table:table-column table:number-columns-repeated="4"/>
            <table:table-row>
              <table:table-cell office:value-type="float" office:value="0.1031"/>
              <table:table-cell office:value-type="float" office:value="0.099"/>
              <table:table-cell office:value-type="float" office:value="0.0416"/>
              <table:table-cell office:value-type="float" office:value="0.1676"/>
            </table:table-row>
            <table:table-row>
              <table:table-cell office:value-type="float" office:value="0.0767"/>
              <table:table-cell office:value-type="float" office:value="0.1316"/>
              <table:table-cell office:value-type="float" office:value="0.0548"/>
              <table:table-cell office:value-type="float" office:value="0.2236"/>
            </table:table-row>
            <table:table-row>
              <table:table-cell office:value-type="float" office:value="0.095"/>
              <table:table-cell office:value-type="float" office:value="0.1514"/>
              <table:table-cell office:value-type="float" office:value="0.0503"/>
              <table:table-cell office:value-type="float" office:value="0.2385"/>
            </table:table-row>
            <table:table-row>
              <table:table-cell office:value-type="float" office:value="0.1111"/>
              <table:table-cell office:value-type="float" office:value="0.1455"/>
              <table:table-cell office:value-type="float" office:value="0.0544"/>
              <table:table-cell office:value-type="float" office:value="0.2551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number-style style:name="N13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6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6T15:30:02.78</meta:creation-date>
    <dc:date>2012-08-06T16:23:06.76</dc:date>
    <meta:editing-duration>PT53M3S</meta:editing-duration>
    <meta:editing-cycles>2</meta:editing-cycles>
    <meta:generator>OpenOffice.org/3.4$Win32 OpenOffice.org_project/340m1$Build-9590</meta:generator>
    <meta:document-statistic meta:table-count="3" meta:cell-count="73" meta:object-count="0"/>
  </office:meta>
</office:document-meta>
</file>